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5.31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368cm"/>
      <style:paragraph-properties style:writing-mode="lr-tb"/>
    </style:style>
    <style:style style:name="gr6" style:family="graphic" style:parent-style-name="standard">
      <style:graphic-properties draw:fill-color="#0000cc" draw:textarea-vertical-align="middle"/>
      <style:paragraph-properties style:writing-mode="lr-tb"/>
    </style:style>
    <style:style style:name="gr7" style:family="graphic" style:parent-style-name="standard">
      <style:graphic-properties draw:fill="solid" draw:fill-color="#108a69" draw:textarea-vertical-align="middle"/>
      <style:paragraph-properties style:writing-mode="lr-tb"/>
    </style:style>
    <style:style style:name="gr8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textarea-vertical-align="top"/>
      <style:paragraph-properties style:writing-mode="lr-tb"/>
    </style:style>
    <style:style style:name="gr12" style:family="graphic" style:parent-style-name="standard">
      <style:graphic-properties draw:fill-color="#66ccff" draw:textarea-horizontal-align="justify" draw:textarea-vertical-align="middle" draw:auto-grow-height="false" fo:min-height="0cm" fo:min-width="0cm"/>
      <style:paragraph-properties style:writing-mode="lr-tb"/>
    </style:style>
    <style:style style:name="gr13" style:family="graphic" style:parent-style-name="standard">
      <style:graphic-properties draw:fill-color="#ffcc00" draw:textarea-horizontal-align="justify" draw:textarea-vertical-align="middle" draw:auto-grow-height="false" fo:min-height="0cm" fo:min-width="0cm"/>
      <style:paragraph-properties style:writing-mode="lr-tb"/>
    </style:style>
    <style:style style:name="gr14" style:family="graphic" style:parent-style-name="standard">
      <style:graphic-properties draw:fill="solid" draw:fill-color="#108a69" draw:textarea-horizontal-align="justify" draw:textarea-vertical-align="middle" draw:auto-grow-height="false" fo:min-height="0cm" fo:min-width="0cm"/>
      <style:paragraph-properties style:writing-mode="lr-tb"/>
    </style:style>
    <style:style style:name="gr15" style:family="graphic" style:parent-style-name="standard">
      <style:graphic-properties draw:fill-color="#33ff99" draw:textarea-horizontal-align="justify" draw:textarea-vertical-align="middle" draw:auto-grow-height="false" fo:min-height="0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6.289cm"/>
      <style:paragraph-properties style:writing-mode="lr-tb"/>
    </style:style>
    <style:style style:name="gr18" style:family="graphic" style:parent-style-name="standard">
      <style:graphic-properties draw:fill="solid" draw:fill-color="#108a69" draw:textarea-horizontal-align="justify" draw:textarea-vertical-align="middle" draw:auto-grow-height="false" fo:min-height="0.893cm" fo:min-width="1.65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2pt" fo:font-weight="normal" style:font-size-asian="22pt" style:font-size-complex="22pt"/>
    </style:style>
    <style:style style:name="P5" style:family="paragraph">
      <loext:graphic-properties draw:fill-color="#0000cc"/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loext:graphic-properties draw:fill="solid" draw:fill-color="#108a69"/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loext:graphic-properties draw:fill-color="#66ccff"/>
      <style:paragraph-properties fo:text-align="center"/>
      <style:text-properties fo:color="#000000" fo:font-weight="bold" style:font-weight-asian="bold" style:font-weight-complex="bold"/>
    </style:style>
    <style:style style:name="P9" style:family="paragraph">
      <loext:graphic-properties draw:fill-color="#ffcc00"/>
      <style:paragraph-properties fo:text-align="center"/>
      <style:text-properties fo:color="#000000" fo:font-weight="bold" style:font-weight-asian="bold" style:font-weight-complex="bold"/>
    </style:style>
    <style:style style:name="P10" style:family="paragraph">
      <loext:graphic-properties draw:fill-color="#33ff99"/>
      <style:paragraph-properties fo:text-align="center"/>
      <style:text-properties fo:color="#000000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fo:color="#ffffff" fo:font-size="18pt" style:font-size-asian="18pt" style:font-size-complex="18pt"/>
    </style:style>
    <style:style style:name="P14" style:family="paragraph">
      <loext:graphic-properties draw:fill="solid" draw:fill-color="#108a69"/>
      <style:paragraph-properties fo:text-align="center"/>
      <style:text-properties fo:color="#ffffff" fo:font-size="18pt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normal" style:font-size-asian="22pt" style:font-size-complex="22pt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001cm" svg:height="8.636cm" svg:x="1.054cm" svg:y="2.143cm">
          <text:p/>
        </draw:rect>
        <draw:frame draw:style-name="gr2" draw:text-style-name="P2" draw:layer="layout" svg:width="5.84cm" svg:height="1.119cm" svg:x="1.435cm" svg:y="2.176cm">
          <draw:text-box>
            <text:p><text:span text:style-name="T1">Virtual Machine</text:span></text:p>
          </draw:text-box>
        </draw:frame>
        <draw:rect draw:style-name="gr1" draw:text-style-name="P1" draw:layer="layout" svg:width="8.001cm" svg:height="6.985cm" svg:x="16.213cm" svg:y="1.132cm">
          <text:p/>
        </draw:rect>
        <draw:frame draw:style-name="gr3" draw:text-style-name="P2" draw:layer="layout" svg:width="5.997cm" svg:height="1.979cm" svg:x="16.213cm" svg:y="1.058cm">
          <draw:text-box>
            <text:p><text:span text:style-name="T1">Virtual Machine</text:span></text:p>
          </draw:text-box>
        </draw:frame>
        <draw:rect draw:style-name="gr1" draw:text-style-name="P1" draw:layer="layout" svg:width="8.001cm" svg:height="6.985cm" svg:x="16.213cm" svg:y="9.641cm">
          <text:p/>
        </draw:rect>
        <draw:frame draw:style-name="gr2" draw:text-style-name="P2" draw:layer="layout" svg:width="5.84cm" svg:height="1.119cm" svg:x="17.866cm" svg:y="15.511cm">
          <draw:text-box>
            <text:p><text:span text:style-name="T1">Virtual </text:span><text:span text:style-name="T1">Machin</text:span><text:span text:style-name="T1">e</text:span></text:p>
          </draw:text-box>
        </draw:frame>
        <draw:rect draw:style-name="gr4" draw:text-style-name="P3" xml:id="id2" draw:id="id2" draw:layer="layout" svg:width="6.223cm" svg:height="5.207cm" svg:x="1.435cm" svg:y="5.323cm">
          <text:p/>
        </draw:rect>
        <draw:frame draw:style-name="gr5" draw:text-style-name="P4" draw:layer="layout" svg:width="3.868cm" svg:height="1.119cm" svg:x="1.254cm" svg:y="5.445cm">
          <draw:text-box>
            <text:p><text:span text:style-name="T2">Controller</text:span></text:p>
          </draw:text-box>
        </draw:frame>
        <draw:rect draw:style-name="gr6" draw:text-style-name="P5" xml:id="id3" draw:id="id3" draw:layer="layout" svg:width="4.191cm" svg:height="2.413cm" svg:x="3.213cm" svg:y="6.847cm">
          <text:p text:style-name="P3"><text:span text:style-name="T3">Load</text:span></text:p>
          <text:p text:style-name="P3"><text:span text:style-name="T3">Balancer</text:span></text:p>
        </draw:rect>
        <draw:ellipse draw:style-name="gr7" draw:text-style-name="P6" xml:id="id1" draw:id="id1" draw:layer="layout" svg:width="3.937cm" svg:height="1.397cm" svg:x="3.159cm" svg:y="14.97cm">
          <text:p text:style-name="P3"><text:span text:style-name="T3">HTTP </text:span><text:span text:style-name="T3">GET</text:span></text:p>
        </draw:ellipse>
        <draw:connector draw:style-name="gr8" draw:text-style-name="P1" draw:layer="layout" svg:x1="3.159cm" svg:y1="15.668cm" svg:x2="4.546cm" svg:y2="10.53cm" draw:start-shape="id1" draw:start-glue-point="3" draw:end-shape="id2" draw:end-glue-point="2" svg:d="M3159 15668h-501v-2918h1888v-2220" svg:viewBox="0 0 1889 5139">
          <text:p/>
        </draw:connector>
        <draw:connector draw:style-name="gr9" draw:text-style-name="P1" draw:layer="layout" draw:line-skew="-1.009cm" svg:x1="4.546cm" svg:y1="10.53cm" svg:x2="5.308cm" svg:y2="9.26cm" draw:start-shape="id2" draw:start-glue-point="2" draw:end-shape="id3" draw:end-glue-point="2" svg:d="M4546 10530v-508h762v-762" svg:viewBox="0 0 763 1271">
          <text:p/>
        </draw:connector>
        <draw:connector draw:style-name="gr10" draw:text-style-name="P1" draw:layer="layout" svg:x1="10.842cm" svg:y1="2.778cm" svg:x2="4.546cm" svg:y2="5.323cm" draw:start-shape="id4" draw:start-glue-point="2" draw:end-shape="id2" draw:end-glue-point="0" svg:d="M10842 2778v1272h-6296v1273" svg:viewBox="0 0 6297 2546">
          <text:p/>
        </draw:connector>
        <draw:rect draw:style-name="gr11" draw:text-style-name="P7" draw:layer="layout" svg:width="7.493cm" svg:height="5.588cm" svg:x="16.467cm" svg:y="2.402cm">
          <text:p text:style-name="P3"><text:span text:style-name="T1">W</text:span><text:span text:style-name="T1">ork</text:span><text:span text:style-name="T1">er</text:span></text:p>
        </draw:rect>
        <draw:custom-shape draw:style-name="gr12" draw:text-style-name="P8" draw:layer="layout" svg:width="3.175cm" svg:height="1.016cm" svg:x="16.975cm" svg:y="6.593cm">
          <text:p text:style-name="P3"><text:span text:style-name="T4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7" xml:id="id5" draw:id="id5" draw:layer="layout" svg:width="7.493cm" svg:height="5.588cm" svg:x="16.467cm" svg:y="9.89cm">
          <text:p text:style-name="P3"><text:span text:style-name="T1">Worker</text:span></text:p>
        </draw:rect>
        <draw:connector draw:style-name="gr10" draw:text-style-name="P1" draw:layer="layout" draw:line-skew="-0.572cm" svg:x1="7.404cm" svg:y1="8.053cm" svg:x2="16.467cm" svg:y2="12.684cm" draw:start-shape="id3" draw:start-glue-point="1" draw:end-shape="id5" draw:end-glue-point="3" svg:d="M7404 8053h3960v4631h5103" svg:viewBox="0 0 9064 4632">
          <text:p/>
        </draw:connector>
        <draw:connector draw:style-name="gr10" draw:text-style-name="P1" draw:layer="layout" draw:line-skew="1.39cm -3.046cm" svg:x1="16.467cm" svg:y1="12.684cm" svg:x2="18.181cm" svg:y2="12.054cm" draw:start-shape="id5" draw:start-glue-point="3" draw:end-shape="id6" draw:end-glue-point="2" svg:d="M16467 12684h889v249h825v-879" svg:viewBox="0 0 1715 880">
          <text:p/>
        </draw:connector>
        <draw:custom-shape draw:style-name="gr13" draw:text-style-name="P9" draw:layer="layout" svg:width="3.175cm" svg:height="1.016cm" svg:x="20.277cm" svg:y="11.292cm">
          <text:p text:style-name="P3"><text:span text:style-name="T4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6" draw:id="id6" draw:layer="layout" svg:width="3.175cm" svg:height="1.016cm" svg:x="16.594cm" svg:y="11.038cm">
          <text:p text:style-name="P3"><text:span text:style-name="T3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3.175cm" svg:height="1.016cm" svg:x="16.721cm" svg:y="4.18cm">
          <text:p text:style-name="P3"><text:span text:style-name="T4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1" draw:layer="layout" svg:width="4.572cm" svg:height="2.612cm" svg:x="11.287cm" svg:y="7.858cm">
          <draw:text-box>
            <text:p text:style-name="P3"><text:span text:style-name="T5">③ </text:span><text:span text:style-name="T5">Invocation routed</text:span></text:p>
            <text:p text:style-name="P3"><text:span text:style-name="T5">to Worker</text:span></text:p>
          </draw:text-box>
        </draw:frame>
        <draw:frame draw:style-name="gr17" draw:text-style-name="P12" draw:layer="layout" svg:width="6.793cm" svg:height="1.835cm" svg:x="2.716cm" svg:y="12.938cm">
          <draw:text-box>
            <text:p text:style-name="P3"><text:span text:style-name="T6">② </text:span><text:span text:style-name="T6">In</text:span><text:span text:style-name="T6">v</text:span><text:span text:style-name="T6">o</text:span><text:span text:style-name="T6">c</text:span><text:span text:style-name="T6">at</text:span><text:span text:style-name="T6">io</text:span><text:span text:style-name="T6">n </text:span><text:span text:style-name="T6">e</text:span><text:span text:style-name="T6">nt</text:span><text:span text:style-name="T6">er</text:span><text:span text:style-name="T6">s</text:span></text:p>
            <text:p text:style-name="P3"><text:span text:style-name="T6">s</text:span><text:span text:style-name="T6">y</text:span><text:span text:style-name="T6">st</text:span><text:span text:style-name="T6">e</text:span><text:span text:style-name="T6">m </text:span><text:span text:style-name="T6">at </text:span><text:span text:style-name="T6">C</text:span><text:span text:style-name="T6">o</text:span><text:span text:style-name="T6">nt</text:span><text:span text:style-name="T6">ro</text:span><text:span text:style-name="T6">ll</text:span><text:span text:style-name="T6">er</text:span></text:p>
          </draw:text-box>
        </draw:frame>
        <draw:frame draw:style-name="gr16" draw:text-style-name="P12" draw:layer="layout" svg:width="4.599cm" svg:height="2.612cm" svg:x="17.891cm" svg:y="12.811cm">
          <draw:text-box>
            <text:p text:style-name="P3"><text:span text:style-name="T6">④ </text:span><text:span text:style-name="T6">Invocation </text:span><text:span text:style-name="T6">executed</text:span></text:p>
            <text:p text:style-name="P3"><text:span text:style-name="T6">on Worker</text:span></text:p>
          </draw:text-box>
        </draw:frame>
        <draw:custom-shape draw:style-name="gr12" draw:text-style-name="P8" draw:layer="layout" svg:width="3.175cm" svg:height="1.016cm" svg:x="20.558cm" svg:y="6.08cm">
          <text:p text:style-name="P3"><text:span text:style-name="T4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xml:id="id4" draw:id="id4" draw:layer="layout" svg:width="2.159cm" svg:height="1.143cm" svg:x="9.763cm" svg:y="1.635cm">
          <text:p text:style-name="P13"><text:span text:style-name="T7">λ Code</text:span></text:p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318cm" svg:height="2.612cm" svg:x="10.779cm" svg:y="2.651cm">
          <draw:text-box>
            <text:p text:style-name="P3"><text:span text:style-name="T5">① </text:span><text:span text:style-name="T5">Code </text:span><text:span text:style-name="T5">uploaded to </text:span><text:span text:style-name="T5">Controll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09:33:16.16</meta:creation-date>
    <dc:date>2023-09-27T08:36:48.029148294</dc:date>
    <meta:editing-duration>PT1H8M20S</meta:editing-duration>
    <meta:editing-cycles>24</meta:editing-cycles>
    <meta:generator>LibreOffice/6.4.7.2$Linux_X86_64 LibreOffice_project/40$Build-2</meta:generator>
    <meta:document-statistic meta:object-count="27"/>
  </office:meta>
</office:document-meta>
</file>